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F000000F77E9A9D8B.png"/>
  <manifest:file-entry manifest:media-type="image/png" manifest:full-path="Pictures/100002010000016F000000F614A45A09.png"/>
  <manifest:file-entry manifest:media-type="image/png" manifest:full-path="Pictures/1000020100000170000000F6A6C692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기본값">
        <draw:frame draw:style-name="gr1" draw:text-style-name="P1" draw:layer="layout" svg:width="9.709cm" svg:height="6.534cm" svg:x="10.591cm" svg:y="1.666cm">
          <draw:image xlink:href="Pictures/100002010000016F000000F77E9A9D8B.png" xlink:type="simple" xlink:show="embed" xlink:actuate="onLoad">
            <text:p/>
          </draw:image>
        </draw:frame>
        <draw:frame draw:style-name="gr1" draw:text-style-name="P1" draw:layer="layout" svg:width="9.736cm" svg:height="6.508cm" svg:x="1.2cm" svg:y="1.5cm">
          <draw:image xlink:href="Pictures/1000020100000170000000F6A6C69287.png" xlink:type="simple" xlink:show="embed" xlink:actuate="onLoad">
            <text:p/>
          </draw:image>
        </draw:frame>
        <draw:frame draw:style-name="gr1" draw:text-style-name="P1" draw:layer="layout" svg:width="9.709cm" svg:height="6.508cm" svg:x="19.9cm" svg:y="1.5cm">
          <draw:image xlink:href="Pictures/100002010000016F000000F614A45A0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2T00:55:04.73</meta:creation-date>
    <dc:date>2015-01-02T00:57:36.09</dc:date>
    <meta:editing-duration>PT2M31S</meta:editing-duration>
    <meta:editing-cycles>1</meta:editing-cycles>
    <meta:document-statistic meta:object-count="3"/>
    <meta:generator>OpenOffice/4.1.0$Win32 OpenOffice.org_project/410m18$Build-9764</meta:generator>
  </office:meta>
</office:document-meta>
</file>